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Isère)</text:p>
      <text:p text:style-name="P1">Canton de VOIRON</text:p>
      <text:p text:style-name="P1">Arrondissement de GRENOBLE</text:p>
      <text:p text:style-name="P1"/>
      <text:p text:style-name="P1"/>
      <text:p text:style-name="P2">ACTE DE MARIAGE N°<text:bookmark-start text:name="__DdeLink__64_2052783783"/>[numActe]</text:p>
      <text:p text:style-name="P1"/>
      <text:p text:style-name="P3"><text:span text:style-name="Source_20_Text"><text:span text:style-name="T2">[PrenomNomConjoint1]</text:span></text:span></text:p>
      <text:p text:style-name="P3"><text:span text:style-name="Source_20_Text"><text:span text:style-name="T2">et</text:span></text:span></text:p>
      <text:p text:style-name="P3"><text:span text:style-name="Source_20_Text"><text:span text:style-name="T2">[PrenomNomConjoint2]</text:span></text:span></text:p>
      <text:p text:style-name="P3"><text:span text:style-name="Source_20_Text"><text:span text:style-name="T2"/></text:span></text:p>
      <text:p text:style-name="P3"><text:span text:style-name="Source_20_Text"><text:span text:style-name="T1"/></text:span></text:p>
      <text:p text:style-name="P3"><text:span text:style-name="Source_20_Text"><text:span text:style-name="T1">Le </text:span></text:span><text:span text:style-name="Source_20_Text"><text:span text:style-name="T1">[dateLettre] </text:span></text:span><text:span text:style-name="Source_20_Text"><text:span text:style-name="T1">à </text:span></text:span><text:span text:style-name="Source_20_Text"><text:span text:style-name="T1">[heure], </text:span></text:span><text:span text:style-name="Source_20_Text"><text:span text:style-name="T1">devant Nous ont comparu publiquement en la maison commune :</text:span></text:span></text:p>
      <text:p text:style-name="P3"><text:span text:style-name="Source_20_Text"><text:span text:style-name="T1">[PrenomNomConjoint1], [professionConjoint1], [lieuNaissanceConjoint1], le [dateNaissanceConjoint1][domicileConjoint1][ResidenceConjoint1], [nomPrenomPereConjoint1], [infoPereConjoint1] [professionPereConjoint1][domicilePereConjoint1], et de [nomPrenomMereConjoint1], [infoMereConjoint1] [professionMereConjoint1][domicileMereConjoint1] [divorceC1]./.</text:span></text:span></text:p>
      <text:p text:style-name="P3"><text:span text:style-name="Source_20_Text"><text:span text:style-name="T1">Et [PrenomNomConjoint2], [professionConjoint2], <text:s/>[lieuNaissanceConjoint2], le [dateNaissanceConjoint2][domicileConjoint2][ResidenceConjoint2], [nomPrenomPereConjoint2], [infoPereConjoint2] [professionPereConjoint2] [domicilePereConjoint2], et de [nomPrenomMereConjoint2] [infoMereConjoint2] [professionMereConjoint2][domicileMereConjoint2] [divorceC2]./.</text:span></text:span></text:p>
      <text:p text:style-name="P3"><text:span text:style-name="Source_20_Text"><text:span text:style-name="T1">Sur notre interpellation, les futurs époux ont déclaré [infoContratNotaire]. Ils ont déclaré l'un après l'autre vouloir se prendre pour époux, et Nous avons prononcé au nom de la loi, qu'ils sont unis par le mariage en présence de [infosTemoinConjoint1]</text:span></text:span><text:bookmark-end text:name="__DdeLink__64_2052783783"/><text:span text:style-name="Source_20_Text"><text:span text:style-name="T1">./.</text:span></text:span></text:p>
      <text:p text:style-name="P3"><text:span text:style-name="Source_20_Text"><text:span text:style-name="T1">Lecture faite et invités à lire l'acte, les époux et les témoins ont signé avec Nous, [nomU] [prenomU], [infoU]./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5-04T16:39:12</meta:creation-date>
    <meta:generator>LibreOffice/3.5$Linux_x86 LibreOffice_project/350m1$Build-2</meta:generator>
    <dc:date>2013-08-20T11:54:28</dc:date>
    <dc:creator>paccalfl </dc:creator>
    <meta:editing-duration>PT11H26M49S</meta:editing-duration>
    <meta:editing-cycles>72</meta:editing-cycles>
    <meta:document-statistic meta:table-count="0" meta:image-count="0" meta:object-count="0" meta:page-count="1" meta:paragraph-count="12" meta:word-count="119" meta:character-count="1296" meta:non-whitespace-character-count="1188"/>
  </office:meta>
</office:document-meta>
</file>